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49cm" fo:text-indent="-0.635cm" fo:margin-left="1.34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84cm" fo:text-indent="-0.635cm" fo:margin-left="1.98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19cm" fo:text-indent="-0.635cm" fo:margin-left="2.61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54cm" fo:text-indent="-0.635cm" fo:margin-left="3.2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89cm" fo:text-indent="-0.635cm" fo:margin-left="3.88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24cm" fo:text-indent="-0.635cm" fo:margin-left="4.52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59cm" fo:text-indent="-0.635cm" fo:margin-left="5.15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94cm" fo:text-indent="-0.635cm" fo:margin-left="5.79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29cm" fo:text-indent="-0.635cm" fo:margin-left="6.42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pplication Slack-like</text:p>
      <text:p text:style-name="Standard"/>
      <text:p text:style-name="Standard"/>
      <text:p text:style-name="Standard"/>
      <text:p text:style-name="Standard"/>
      <text:p text:style-name="Standard">Squelette de l'architecture :</text:p>
      <text:p text:style-name="Standard"/>
      <text:p text:style-name="Standard">Front :</text:p>
      <text:list xml:id="list3380528575515809812" text:style-name="L1">
        <text:list-item>
          <text:p text:style-name="P1">App-module</text:p>
        </text:list-item>
        <text:list-item>
          <text:p text:style-name="P1">Vue d'inscription (sauf si on fait l'inscription sur une modale sur l'autre vue) App-signup</text:p>
        </text:list-item>
        <text:list-item>
          <text:p text:style-name="P1">Vue modification compte App-change</text:p>
        </text:list-item>
        <text:list-item>
          <text:p text:style-name="P1">Modale de connexion App-login </text:p>
        </text:list-item>
        <text:list-item>
          <text:p text:style-name="P1">Vue du channel App-channel</text:p>
          <text:list>
            <text:list-item>
              <text:p text:style-name="P1">App-ChatBox (composant où on écrit les messages)</text:p>
            </text:list-item>
            <text:list-item>
              <text:p text:style-name="P1">App-ListeMessage (composant où on affiche les messages)</text:p>
              <text:list>
                <text:list-item>
                  <text:p text:style-name="P1">App-Message</text:p>
                </text:list-item>
              </text:list>
            </text:list-item>
          </text:list>
        </text:list-item>
        <text:list-item>
          <text:p text:style-name="P1">Vue de l'accueil App-Home</text:p>
          <text:list>
            <text:list-item>
              <text:p text:style-name="P1">Notifications si on est connectés : App-news</text:p>
              <text:list>
                <text:list-item>
                  <text:p text:style-name="P1">App-notification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Standard">BDD</text:p>
      <text:list xml:id="list3907742671371091457" text:style-name="L2">
        <text:list-item>
          <text:p text:style-name="P2">Compte</text:p>
          <text:list>
            <text:list-item>
              <text:p text:style-name="P2">login</text:p>
            </text:list-item>
            <text:list-item>
              <text:p text:style-name="P2">mdp</text:p>
            </text:list-item>
            <text:list-item>
              <text:p text:style-name="P2">mail</text:p>
            </text:list-item>
            <text:list-item>
              <text:p text:style-name="P2">photo de profil</text:p>
            </text:list-item>
            <text:list-item>
              <text:p text:style-name="P2">nom/prénom</text:p>
            </text:list-item>
            <text:list-item>
              <text:p text:style-name="P2">tel</text:p>
            </text:list-item>
            <text:list-item>
              <text:p text:style-name="P2">adresse</text:p>
            </text:list-item>
            <text:list-item>
              <text:p text:style-name="P2">channels inscrits</text:p>
            </text:list-item>
          </text:list>
        </text:list-item>
        <text:list-item>
          <text:p text:style-name="P2">Channels</text:p>
          <text:list>
            <text:list-item>
              <text:p text:style-name="P2">comptes inscrits</text:p>
            </text:list-item>
            <text:list-item>
              <text:p text:style-name="P2">nom</text:p>
            </text:list-item>
            <text:list-item>
              <text:p text:style-name="P2">description</text:p>
            </text:list-item>
            <text:list-item>
              <text:p text:style-name="P2">public/privé ?</text:p>
            </text:list-item>
            <text:list-item>
              <text:p text:style-name="P2">Message</text:p>
              <text:list>
                <text:list-item>
                  <text:p text:style-name="P2">compte auteur</text:p>
                </text:list-item>
                <text:list-item>
                  <text:p text:style-name="P2">date</text:p>
                </text:list-item>
                <text:list-item>
                  <text:p text:style-name="P2">contenu</text:p>
                </text:list-item>
                <text:list-item>
                  <text:p text:style-name="P2">image jointe ?</text:p>
                </text:list-item>
              </text:list>
            </text:list-item>
          </text:list>
        </text:list-item>
        <text:list-item>
          <text:p text:style-name="P2">Notification</text:p>
          <text:list>
            <text:list-item>
              <text:p text:style-name="P2">compte concerné</text:p>
            </text:list-item>
            <text:list-item>
              <text:p text:style-name="P2">contenu</text:p>
            </text:list-item>
          </text:list>
        </text:list-item>
      </text:list>
      <text:p text:style-name="Standard"/>
      <text:p text:style-name="Standard"/>
      <text:p text:style-name="Standard">BACK</text:p>
      <text:list xml:id="list43726138" text:continue-numbering="true" text:style-name="L2">
        <text:list-item>
          <text:p text:style-name="P2">app.module</text:p>
        </text:list-item>
        <text:list-item>
          <text:p text:style-name="P2">package Channel</text:p>
          <text:list>
            <text:list-item>
              <text:p text:style-name="P2"><text:soft-page-break/>channel.controller</text:p>
            </text:list-item>
            <text:list-item>
              <text:p text:style-name="P2">channel.service</text:p>
            </text:list-item>
            <text:list-item>
              <text:p text:style-name="P2">channel.module</text:p>
            </text:list-item>
          </text:list>
        </text:list-item>
      </text:list>
      <text:p text:style-name="Standard">A compléter</text:p>
      <text:p text:style-name="Standard"/>
      <text:p text:style-name="Standard"/>
      <text:p text:style-name="Standard">Méthodes API Back : </text:p>
      <text:p text:style-name="Standard"/>
      <text:p text:style-name="Standard">createAccount( createAccountDto)</text:p>
      <text:p text:style-name="Standard">updateAccount(updateAccountDto)</text:p>
      <text:p text:style-name="Standard">deleteAccount( id )</text:p>
      <text:p text:style-name="Standard"/>
      <text:p text:style-name="Standard">subscribeAccountToChannel(id, idChan)</text:p>
      <text:p text:style-name="Standard">unsubscribeAccountFromChannel(id, idChan)</text:p>
      <text:p text:style-name="Standard"/>
      <text:p text:style-name="Standard">login(login, password)</text:p>
      <text:p text:style-name="Standard">logout(id)</text:p>
      <text:p text:style-name="Standard"/>
      <text:p text:style-name="Standard">readChannel(idChan)</text:p>
      <text:p text:style-name="Standard">writeOnChannel(id, idChan, message)</text:p>
      <text:p text:style-name="Standard"/>
      <text:p text:style-name="Standard">readNotifications(id)</text:p>
      <text:p text:style-name="Standard">writeNotification(id, contenu) [ pour nous 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is AB</meta:initial-creator>
    <meta:creation-date>2019-11-14T23:23:43.78</meta:creation-date>
    <dc:date>2019-11-14T23:50:30.42</dc:date>
    <dc:creator>Alexis AB</dc:creator>
    <meta:editing-duration>PT26M43S</meta:editing-duration>
    <meta:editing-cycles>6</meta:editing-cycles>
    <meta:generator>OpenOffice/4.1.6$Win32 OpenOffice.org_project/416m1$Build-9790</meta:generator>
    <meta:document-statistic meta:table-count="0" meta:image-count="0" meta:object-count="0" meta:page-count="2" meta:paragraph-count="56" meta:word-count="169" meta:character-count="1108"/>
  </office:meta>
</office:document-meta>
</file>